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142cm" fo:min-width="4.52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fill-color="#729fcf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top" fo:padding-top="0.151cm" fo:padding-bottom="0.66cm" fo:padding-left="0.276cm" fo:padding-right="0.276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top" fo:padding-top="0.66cm" fo:padding-bottom="0.66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horizontal-align="center" draw:textarea-vertical-align="top" fo:padding-top="0.66cm" fo:padding-bottom="0.71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="Arrowheads_20_2" draw:marker-start-width="0.381cm" draw:marker-end="" draw:marker-end-width="0.379cm" draw:fill="none" draw:textarea-horizontal-align="center" draw:textarea-vertical-align="top" fo:padding-top="0.66cm" fo:padding-bottom="0.711cm" fo:padding-left="0.276cm" fo:padding-right="0.276cm" draw:shadow-offset-x="0.203cm" draw:shadow-offset-y="0.2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665cm" fo:min-width="1.695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664cm" fo:min-width="1.695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7.608cm" fo:min-width="23.349cm" fo:padding-top="0.165cm" fo:padding-bottom="0.165cm" fo:padding-left="0.29cm" fo:padding-right="0.29cm"/>
    </style:style>
    <style:style style:name="gr16" style:family="graphic" style:parent-style-name="objectwithoutfill">
      <style:graphic-properties draw:stroke="solid" draw:stroke-dash="Ultrafine_20_2_20_Dots_20_3_20_Dashes" svg:stroke-width="0.053cm" svg:stroke-color="#0000b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009e4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106cm" svg:stroke-color="#000000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508cm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7.068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draw:stroke="none" svg:stroke-color="#e47200" draw:fill-color="#000000"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svg:stroke-width="0.053cm" svg:stroke-color="#e472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e47200" draw:marker-start-width="0.279cm" draw:marker-end-width="0.279cm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3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3" style:family="paragraph">
      <loext:graphic-properties draw:fill="none" draw:fill-color="#729fc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4.444cm" svg:x="8.62cm" svg:y="6.399cm">
          <text:p text:style-name="P1"><text:span text:style-name="T1">8-BIT </text:span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3" draw:layer="layout" svg:width="0.634cm" svg:height="0.634cm" svg:x="8.62cm" svg:y="9.573cm" svg:viewBox="0 0 635 635" draw:points="0,0 635,317 0,635">
          <text:p/>
        </draw:polygon>
        <draw:line draw:style-name="gr3" draw:text-style-name="P4" draw:layer="layout" svg:x1="11.16cm" svg:y1="10.843cm" svg:x2="11.16cm" svg:y2="13.384cm">
          <text:p/>
        </draw:line>
        <draw:line draw:style-name="gr4" draw:text-style-name="P5" draw:layer="layout" svg:x1="11.508cm" svg:y1="11.914cm" svg:x2="10.873cm" svg:y2="12.231cm">
          <text:p/>
        </draw:line>
        <draw:frame draw:style-name="gr5" draw:text-style-name="P6" draw:layer="layout" svg:width="0.635cm" svg:height="0.962cm" svg:x="10.525cm" svg:y="11.352cm">
          <draw:text-box>
            <text:p><text:span text:style-name="T2">8</text:span></text:p>
          </draw:text-box>
        </draw:frame>
        <draw:line draw:style-name="gr6" draw:text-style-name="P5" draw:layer="layout" svg:x1="4.175cm" svg:y1="9.89cm" svg:x2="8.62cm" svg:y2="9.891cm">
          <text:p text:style-name="P7">Clock</text:p>
        </draw:line>
        <draw:line draw:style-name="gr7" draw:text-style-name="P5" draw:layer="layout" svg:x1="4.175cm" svg:y1="8.605cm" svg:x2="8.62cm" svg:y2="8.606cm">
          <text:p text:style-name="P7">Read enable</text:p>
        </draw:line>
        <draw:line draw:style-name="gr8" draw:text-style-name="P5" draw:layer="layout" svg:x1="4.175cm" svg:y1="7.335cm" svg:x2="8.62cm" svg:y2="7.336cm">
          <text:p text:style-name="P7">Write enable</text:p>
        </draw:line>
        <draw:line draw:style-name="gr9" draw:text-style-name="P5" draw:layer="layout" svg:x1="13.698cm" svg:y1="7.335cm" svg:x2="18.143cm" svg:y2="7.335cm">
          <text:p text:style-name="P7">Reset</text:p>
        </draw:line>
        <draw:line draw:style-name="gr9" draw:text-style-name="P5" draw:layer="layout" svg:x1="13.7cm" svg:y1="9.875cm" svg:x2="18.145cm" svg:y2="9.875cm">
          <text:p text:style-name="P7">Line select</text:p>
        </draw:line>
        <draw:g>
          <draw:line draw:style-name="gr3" draw:text-style-name="P5" draw:layer="layout" svg:x1="11.16cm" svg:y1="3.858cm" svg:x2="11.16cm" svg:y2="6.399cm">
            <text:p/>
          </draw:line>
          <draw:line draw:style-name="gr4" draw:text-style-name="P5" draw:layer="layout" svg:x1="11.508cm" svg:y1="4.929cm" svg:x2="10.873cm" svg:y2="5.246cm">
            <text:p/>
          </draw:line>
          <draw:frame draw:style-name="gr5" draw:text-style-name="P6" draw:layer="layout" svg:width="0.635cm" svg:height="0.962cm" svg:x="10.525cm" svg:y="4.367cm">
            <draw:text-box>
              <text:p><text:span text:style-name="T2">8</text:span></text:p>
            </draw:text-box>
          </draw:frame>
          <draw:frame draw:style-name="gr10" draw:text-style-name="P8" draw:layer="layout" svg:width="1.912cm" svg:height="0.962cm" svg:x="10.2cm" svg:y="2.905cm">
            <draw:text-box>
              <text:p>Input</text:p>
            </draw:text-box>
          </draw:frame>
        </draw:g>
        <draw:frame draw:style-name="gr11" draw:text-style-name="P8" draw:layer="layout" svg:width="2.407cm" svg:height="0.962cm" svg:x="10.023cm" svg:y="13.383cm">
          <draw:text-box>
            <text:p>Output</text:p>
          </draw:text-box>
        </draw:frame>
        <draw:custom-shape draw:style-name="gr12" draw:text-style-name="P9" draw:layer="layout" svg:width="0.254cm" svg:height="0.254cm" svg:x="8.621cm" svg:y="7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254cm" svg:height="0.254cm" svg:x="8.62cm" svg:y="8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254cm" svg:height="0.254cm" svg:x="13.446cm" svg:y="7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254cm" svg:height="0.254cm" svg:x="13.446cm" svg:y="9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254cm" svg:height="0.254cm" svg:x="11.033cm" svg:y="6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254cm" svg:height="0.254cm" svg:x="11.034cm" svg:y="10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g>
          <draw:g>
            <draw:g>
              <draw:custom-shape draw:style-name="gr13" draw:text-style-name="P11" draw:layer="layout" svg:width="2.247cm" svg:height="1.967cm" svg:x="3.24cm" svg:y="10.974cm">
                <text:p text:style-name="P10"><text:span text:style-name="T3">8-BIT MEM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polygon draw:style-name="gr2" draw:text-style-name="P3" draw:layer="layout" svg:width="0.28cm" svg:height="0.28cm" svg:x="3.24cm" svg:y="12.378cm" svg:viewBox="0 0 281 281" draw:points="0,0 281,140 0,281">
                <text:p/>
              </draw:polygon>
              <draw:custom-shape draw:style-name="gr12" draw:text-style-name="P9" draw:layer="layout" svg:width="0.113cm" svg:height="0.113cm" svg:x="3.24cm" svg:y="11.3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2cm" svg:height="0.112cm" svg:x="3.24cm" svg:y="11.89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2cm" svg:height="0.113cm" svg:x="5.375cm" svg:y="11.3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2cm" svg:height="0.113cm" svg:x="5.375cm" svg:y="12.45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5cm" svg:height="0.112cm" svg:x="4.306cm" svg:y="10.9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3cm" svg:height="0.113cm" svg:x="4.308cm" svg:y="12.8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4" draw:text-style-name="P11" draw:layer="layout" svg:width="2.247cm" svg:height="1.966cm" svg:x="6.091cm" svg:y="10.973cm">
                <text:p text:style-name="P10"><text:span text:style-name="T3">8-BIT MEM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polygon draw:style-name="gr2" draw:text-style-name="P3" draw:layer="layout" svg:width="0.28cm" svg:height="0.28cm" svg:x="6.091cm" svg:y="12.377cm" svg:viewBox="0 0 281 281" draw:points="0,0 281,140 0,281">
                <text:p/>
              </draw:polygon>
              <draw:custom-shape draw:style-name="gr12" draw:text-style-name="P9" draw:layer="layout" svg:width="0.113cm" svg:height="0.112cm" svg:x="6.091cm" svg:y="11.33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3cm" svg:height="0.113cm" svg:x="6.091cm" svg:y="11.89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2cm" svg:height="0.112cm" svg:x="8.226cm" svg:y="11.33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2cm" svg:height="0.112cm" svg:x="8.226cm" svg:y="12.45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4cm" svg:height="0.112cm" svg:x="7.158cm" svg:y="10.9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3cm" svg:height="0.112cm" svg:x="7.159cm" svg:y="12.83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4" draw:text-style-name="P11" draw:layer="layout" svg:width="2.247cm" svg:height="1.966cm" svg:x="8.88cm" svg:y="10.976cm">
                <text:p text:style-name="P10"><text:span text:style-name="T3">8-BIT MEM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polygon draw:style-name="gr2" draw:text-style-name="P3" draw:layer="layout" svg:width="0.28cm" svg:height="0.28cm" svg:x="8.88cm" svg:y="12.38cm" svg:viewBox="0 0 281 281" draw:points="0,0 281,140 0,281">
                <text:p/>
              </draw:polygon>
              <draw:custom-shape draw:style-name="gr12" draw:text-style-name="P9" draw:layer="layout" svg:width="0.113cm" svg:height="0.112cm" svg:x="8.88cm" svg:y="11.3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2cm" svg:height="0.113cm" svg:x="8.88cm" svg:y="11.89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2cm" svg:height="0.112cm" svg:x="11.015cm" svg:y="11.3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2cm" svg:height="0.112cm" svg:x="11.015cm" svg:y="12.4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4cm" svg:height="0.113cm" svg:x="9.947cm" svg:y="10.9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3cm" svg:height="0.112cm" svg:x="9.948cm" svg:y="12.8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3" draw:text-style-name="P11" draw:layer="layout" svg:width="2.247cm" svg:height="1.967cm" svg:x="11.731cm" svg:y="10.974cm">
                <text:p text:style-name="P10"><text:span text:style-name="T3">8-BIT MEM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polygon draw:style-name="gr2" draw:text-style-name="P3" draw:layer="layout" svg:width="0.28cm" svg:height="0.28cm" svg:x="11.731cm" svg:y="12.378cm" svg:viewBox="0 0 281 281" draw:points="0,0 281,140 0,281">
                <text:p/>
              </draw:polygon>
              <draw:custom-shape draw:style-name="gr12" draw:text-style-name="P9" draw:layer="layout" svg:width="0.113cm" svg:height="0.113cm" svg:x="11.731cm" svg:y="11.3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3cm" svg:height="0.112cm" svg:x="11.731cm" svg:y="11.89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2cm" svg:height="0.113cm" svg:x="13.866cm" svg:y="11.3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2cm" svg:height="0.113cm" svg:x="13.866cm" svg:y="12.45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4cm" svg:height="0.112cm" svg:x="12.798cm" svg:y="10.9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3cm" svg:height="0.113cm" svg:x="12.799cm" svg:y="12.8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4" draw:text-style-name="P11" draw:layer="layout" svg:width="2.247cm" svg:height="1.966cm" svg:x="14.61cm" svg:y="10.975cm">
                <text:p text:style-name="P10"><text:span text:style-name="T3">8-BIT MEM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polygon draw:style-name="gr2" draw:text-style-name="P3" draw:layer="layout" svg:width="0.28cm" svg:height="0.28cm" svg:x="14.61cm" svg:y="12.379cm" svg:viewBox="0 0 281 281" draw:points="0,0 281,140 0,281">
                <text:p/>
              </draw:polygon>
              <draw:custom-shape draw:style-name="gr12" draw:text-style-name="P9" draw:layer="layout" svg:width="0.113cm" svg:height="0.113cm" svg:x="14.61cm" svg:y="11.3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2cm" svg:height="0.112cm" svg:x="14.61cm" svg:y="11.89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3cm" svg:height="0.113cm" svg:x="16.744cm" svg:y="11.3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3cm" svg:height="0.113cm" svg:x="16.744cm" svg:y="12.45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4cm" svg:height="0.112cm" svg:x="15.676cm" svg:y="10.9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2cm" svg:height="0.113cm" svg:x="15.678cm" svg:y="12.8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4" draw:text-style-name="P11" draw:layer="layout" svg:width="2.247cm" svg:height="1.966cm" svg:x="17.461cm" svg:y="10.973cm">
                <text:p text:style-name="P10"><text:span text:style-name="T3">8-BIT MEM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polygon draw:style-name="gr2" draw:text-style-name="P3" draw:layer="layout" svg:width="0.28cm" svg:height="0.28cm" svg:x="17.461cm" svg:y="12.377cm" svg:viewBox="0 0 281 281" draw:points="0,0 281,140 0,281">
                <text:p/>
              </draw:polygon>
              <draw:custom-shape draw:style-name="gr12" draw:text-style-name="P9" draw:layer="layout" svg:width="0.113cm" svg:height="0.112cm" svg:x="17.461cm" svg:y="11.33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2cm" svg:height="0.113cm" svg:x="17.461cm" svg:y="11.89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2cm" svg:height="0.112cm" svg:x="19.596cm" svg:y="11.33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2cm" svg:height="0.112cm" svg:x="19.596cm" svg:y="12.45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4cm" svg:height="0.113cm" svg:x="18.527cm" svg:y="10.9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2cm" svg:height="0.112cm" svg:x="18.529cm" svg:y="12.83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4" draw:text-style-name="P11" draw:layer="layout" svg:width="2.247cm" svg:height="1.966cm" svg:x="20.25cm" svg:y="10.976cm">
                <text:p text:style-name="P10"><text:span text:style-name="T3">8-BIT MEM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polygon draw:style-name="gr2" draw:text-style-name="P3" draw:layer="layout" svg:width="0.28cm" svg:height="0.28cm" svg:x="20.25cm" svg:y="12.38cm" svg:viewBox="0 0 281 281" draw:points="0,0 281,140 0,281">
                <text:p/>
              </draw:polygon>
              <draw:custom-shape draw:style-name="gr12" draw:text-style-name="P9" draw:layer="layout" svg:width="0.113cm" svg:height="0.112cm" svg:x="20.25cm" svg:y="11.3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2cm" svg:height="0.112cm" svg:x="20.25cm" svg:y="11.89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3cm" svg:height="0.112cm" svg:x="22.384cm" svg:y="11.3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3cm" svg:height="0.112cm" svg:x="22.384cm" svg:y="12.4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4cm" svg:height="0.113cm" svg:x="21.316cm" svg:y="10.9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2cm" svg:height="0.112cm" svg:x="21.318cm" svg:y="12.8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4" draw:text-style-name="P11" draw:layer="layout" svg:width="2.247cm" svg:height="1.966cm" svg:x="23.101cm" svg:y="10.975cm">
                <text:p text:style-name="P10"><text:span text:style-name="T3">8-BIT MEM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polygon draw:style-name="gr2" draw:text-style-name="P3" draw:layer="layout" svg:width="0.28cm" svg:height="0.28cm" svg:x="23.101cm" svg:y="12.379cm" svg:viewBox="0 0 281 281" draw:points="0,0 281,140 0,281">
                <text:p/>
              </draw:polygon>
              <draw:custom-shape draw:style-name="gr12" draw:text-style-name="P9" draw:layer="layout" svg:width="0.113cm" svg:height="0.113cm" svg:x="23.101cm" svg:y="11.3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2cm" svg:height="0.112cm" svg:x="23.101cm" svg:y="11.89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2cm" svg:height="0.113cm" svg:x="25.236cm" svg:y="11.3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2cm" svg:height="0.113cm" svg:x="25.236cm" svg:y="12.45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5cm" svg:height="0.112cm" svg:x="24.167cm" svg:y="10.9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9" draw:layer="layout" svg:width="0.113cm" svg:height="0.113cm" svg:x="24.169cm" svg:y="12.8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15" draw:text-style-name="P4" draw:layer="layout" svg:width="23.929cm" svg:height="7.938cm" svg:x="2.27cm" svg:y="6.662cm">
            <text:p/>
            <draw:enhanced-geometry svg:viewBox="0 0 21600 21600" draw:type="rectangle" draw:enhanced-path="M 0 0 L 21600 0 21600 21600 0 21600 0 0 Z N"/>
          </draw:custom-shape>
          <draw:g>
            <draw:line draw:style-name="gr16" draw:text-style-name="P4" draw:layer="layout" svg:x1="4.35cm" svg:y1="10.339cm" svg:x2="24.226cm" svg:y2="10.338cm">
              <text:p/>
            </draw:line>
            <draw:line draw:style-name="gr16" draw:text-style-name="P4" draw:layer="layout" svg:x1="4.35cm" svg:y1="6.662cm" svg:x2="4.35cm" svg:y2="10.974cm">
              <text:p/>
            </draw:line>
            <draw:line draw:style-name="gr16" draw:text-style-name="P4" draw:layer="layout" svg:x1="7.199cm" svg:y1="10.972cm" svg:x2="7.199cm" svg:y2="10.337cm">
              <text:p/>
            </draw:line>
            <draw:line draw:style-name="gr16" draw:text-style-name="P4" draw:layer="layout" svg:x1="9.992cm" svg:y1="10.339cm" svg:x2="9.992cm" svg:y2="10.974cm">
              <text:p/>
            </draw:line>
            <draw:line draw:style-name="gr16" draw:text-style-name="P4" draw:layer="layout" svg:x1="12.841cm" svg:y1="10.972cm" svg:x2="12.841cm" svg:y2="10.337cm">
              <text:p/>
            </draw:line>
            <draw:line draw:style-name="gr16" draw:text-style-name="P4" draw:layer="layout" svg:x1="15.735cm" svg:y1="10.34cm" svg:x2="15.735cm" svg:y2="10.975cm">
              <text:p/>
            </draw:line>
            <draw:line draw:style-name="gr16" draw:text-style-name="P4" draw:layer="layout" svg:x1="18.584cm" svg:y1="10.973cm" svg:x2="18.584cm" svg:y2="10.338cm">
              <text:p/>
            </draw:line>
            <draw:line draw:style-name="gr16" draw:text-style-name="P4" draw:layer="layout" svg:x1="21.377cm" svg:y1="10.34cm" svg:x2="21.377cm" svg:y2="10.975cm">
              <text:p/>
            </draw:line>
            <draw:line draw:style-name="gr16" draw:text-style-name="P4" draw:layer="layout" svg:x1="24.226cm" svg:y1="10.973cm" svg:x2="24.226cm" svg:y2="10.338cm">
              <text:p/>
            </draw:line>
            <draw:line draw:style-name="gr17" draw:text-style-name="P4" draw:layer="layout" svg:x1="14.335cm" svg:y1="13.6cm" svg:x2="14.335cm" svg:y2="14.6cm">
              <text:p/>
            </draw:line>
          </draw:g>
          <draw:g>
            <draw:line draw:style-name="gr18" draw:text-style-name="P4" draw:layer="layout" svg:x1="4.349cm" svg:y1="3.622cm" svg:x2="4.349cm" svg:y2="6.68cm">
              <text:p/>
            </draw:line>
            <draw:line draw:style-name="gr19" draw:text-style-name="P4" draw:layer="layout" svg:x1="4.666cm" svg:y1="4.892cm" svg:x2="4.031cm" svg:y2="5.21cm">
              <text:p/>
            </draw:line>
            <draw:frame draw:style-name="gr20" draw:text-style-name="P8" draw:layer="layout" svg:width="2.513cm" svg:height="1.19cm" svg:x="3.311cm" svg:y="2.667cm">
              <draw:text-box>
                <text:p><text:span text:style-name="T1">Input</text:span></text:p>
              </draw:text-box>
            </draw:frame>
            <draw:frame draw:style-name="gr21" draw:text-style-name="P8" draw:layer="layout" svg:width="0.853cm" svg:height="0.962cm" svg:x="3.619cm" svg:y="4.175cm">
              <draw:text-box>
                <text:p>8</text:p>
              </draw:text-box>
            </draw:frame>
          </draw:g>
          <draw:g>
            <draw:line draw:style-name="gr18" draw:text-style-name="P4" draw:layer="layout" svg:x1="14.236cm" svg:y1="3.623cm" svg:x2="14.236cm" svg:y2="6.681cm">
              <text:p/>
            </draw:line>
            <draw:line draw:style-name="gr19" draw:text-style-name="P4" draw:layer="layout" svg:x1="14.553cm" svg:y1="4.893cm" svg:x2="13.918cm" svg:y2="5.211cm">
              <text:p/>
            </draw:line>
            <draw:frame draw:style-name="gr22" draw:text-style-name="P8" draw:layer="layout" svg:width="2.719cm" svg:height="1.825cm" svg:x="12.898cm" svg:y="2.668cm">
              <draw:text-box>
                <text:p><text:span text:style-name="T1">Adress</text:span></text:p>
              </draw:text-box>
            </draw:frame>
            <draw:frame draw:style-name="gr23" draw:text-style-name="P8" draw:layer="layout" svg:width="0.853cm" svg:height="0.962cm" svg:x="13.506cm" svg:y="4.176cm">
              <draw:text-box>
                <text:p>3</text:p>
              </draw:text-box>
            </draw:frame>
          </draw:g>
          <draw:g>
            <draw:line draw:style-name="gr17" draw:text-style-name="P4" draw:layer="layout" svg:x1="4.35cm" svg:y1="13.573cm" svg:x2="24.226cm" svg:y2="13.574cm">
              <text:p/>
            </draw:line>
            <draw:line draw:style-name="gr17" draw:text-style-name="P4" draw:layer="layout" svg:x1="4.35cm" svg:y1="13.573cm" svg:x2="4.35cm" svg:y2="12.938cm">
              <text:p/>
            </draw:line>
            <draw:line draw:style-name="gr17" draw:text-style-name="P4" draw:layer="layout" svg:x1="7.199cm" svg:y1="12.94cm" svg:x2="7.199cm" svg:y2="13.575cm">
              <text:p/>
            </draw:line>
            <draw:line draw:style-name="gr17" draw:text-style-name="P4" draw:layer="layout" svg:x1="9.992cm" svg:y1="13.573cm" svg:x2="9.992cm" svg:y2="12.938cm">
              <text:p/>
            </draw:line>
            <draw:line draw:style-name="gr17" draw:text-style-name="P4" draw:layer="layout" svg:x1="12.841cm" svg:y1="12.94cm" svg:x2="12.841cm" svg:y2="13.575cm">
              <text:p/>
            </draw:line>
            <draw:line draw:style-name="gr17" draw:text-style-name="P4" draw:layer="layout" svg:x1="15.735cm" svg:y1="13.572cm" svg:x2="15.735cm" svg:y2="12.937cm">
              <text:p/>
            </draw:line>
            <draw:line draw:style-name="gr17" draw:text-style-name="P4" draw:layer="layout" svg:x1="18.584cm" svg:y1="12.939cm" svg:x2="18.584cm" svg:y2="13.574cm">
              <text:p/>
            </draw:line>
            <draw:line draw:style-name="gr17" draw:text-style-name="P4" draw:layer="layout" svg:x1="21.377cm" svg:y1="13.572cm" svg:x2="21.377cm" svg:y2="12.937cm">
              <text:p/>
            </draw:line>
            <draw:line draw:style-name="gr17" draw:text-style-name="P4" draw:layer="layout" svg:x1="24.226cm" svg:y1="12.939cm" svg:x2="24.226cm" svg:y2="13.574cm">
              <text:p/>
            </draw:line>
          </draw:g>
          <draw:custom-shape draw:style-name="gr24" draw:text-style-name="P5" draw:layer="layout" svg:width="7.62cm" svg:height="1.27cm" svg:x="10.425cm" svg:y="7.35cm">
            <text:p text:style-name="P12">3:8 Decod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9" xml:id="id2" draw:id="id2" draw:layer="layout" svg:width="0.152cm" svg:height="0.153cm" svg:x="10.696cm" svg:y="8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9" xml:id="id4" draw:id="id4" draw:layer="layout" svg:width="0.152cm" svg:height="0.153cm" svg:x="11.691cm" svg:y="8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9" xml:id="id6" draw:id="id6" draw:layer="layout" svg:width="0.152cm" svg:height="0.153cm" svg:x="12.684cm" svg:y="8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9" xml:id="id8" draw:id="id8" draw:layer="layout" svg:width="0.152cm" svg:height="0.153cm" svg:x="13.679cm" svg:y="8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9" xml:id="id10" draw:id="id10" draw:layer="layout" svg:width="0.152cm" svg:height="0.153cm" svg:x="14.673cm" svg:y="8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9" xml:id="id12" draw:id="id12" draw:layer="layout" svg:width="0.152cm" svg:height="0.153cm" svg:x="15.668cm" svg:y="8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9" xml:id="id14" draw:id="id14" draw:layer="layout" svg:width="0.152cm" svg:height="0.153cm" svg:x="16.661cm" svg:y="8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9" xml:id="id16" draw:id="id16" draw:layer="layout" svg:width="0.152cm" svg:height="0.153cm" svg:x="17.656cm" svg:y="8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4" xml:id="id7" draw:id="id7" draw:layer="layout" svg:x1="14.235cm" svg:y1="9.814cm" svg:x2="14.235cm" svg:y2="12.508cm">
            <text:p/>
          </draw:line>
          <draw:line draw:style-name="gr26" draw:text-style-name="P4" draw:layer="layout" svg:x1="13.917cm" svg:y1="12.494cm" svg:x2="14.235cm" svg:y2="12.494cm">
            <text:p/>
          </draw:line>
          <draw:line draw:style-name="gr26" draw:text-style-name="P4" xml:id="id5" draw:id="id5" draw:layer="layout" svg:x1="11.435cm" svg:y1="9.814cm" svg:x2="11.435cm" svg:y2="12.508cm">
            <text:p/>
          </draw:line>
          <draw:line draw:style-name="gr26" draw:text-style-name="P4" draw:layer="layout" svg:x1="11.117cm" svg:y1="12.494cm" svg:x2="11.435cm" svg:y2="12.494cm">
            <text:p/>
          </draw:line>
          <draw:line draw:style-name="gr26" draw:text-style-name="P4" xml:id="id3" draw:id="id3" draw:layer="layout" svg:x1="8.635cm" svg:y1="9.814cm" svg:x2="8.635cm" svg:y2="12.508cm">
            <text:p/>
          </draw:line>
          <draw:line draw:style-name="gr26" draw:text-style-name="P4" draw:layer="layout" svg:x1="8.317cm" svg:y1="12.494cm" svg:x2="8.635cm" svg:y2="12.494cm">
            <text:p/>
          </draw:line>
          <draw:line draw:style-name="gr26" draw:text-style-name="P4" xml:id="id1" draw:id="id1" draw:layer="layout" svg:x1="5.735cm" svg:y1="9.814cm" svg:x2="5.735cm" svg:y2="12.508cm">
            <text:p/>
          </draw:line>
          <draw:line draw:style-name="gr26" draw:text-style-name="P4" draw:layer="layout" svg:x1="5.417cm" svg:y1="12.494cm" svg:x2="5.735cm" svg:y2="12.494cm">
            <text:p/>
          </draw:line>
          <draw:line draw:style-name="gr26" draw:text-style-name="P4" xml:id="id15" draw:id="id15" draw:layer="layout" svg:x1="25.635cm" svg:y1="9.814cm" svg:x2="25.635cm" svg:y2="12.508cm">
            <text:p/>
          </draw:line>
          <draw:line draw:style-name="gr26" draw:text-style-name="P4" draw:layer="layout" svg:x1="25.317cm" svg:y1="12.494cm" svg:x2="25.635cm" svg:y2="12.494cm">
            <text:p/>
          </draw:line>
          <draw:line draw:style-name="gr26" draw:text-style-name="P4" xml:id="id13" draw:id="id13" draw:layer="layout" svg:x1="22.835cm" svg:y1="9.814cm" svg:x2="22.835cm" svg:y2="12.508cm">
            <text:p/>
          </draw:line>
          <draw:line draw:style-name="gr26" draw:text-style-name="P4" draw:layer="layout" svg:x1="22.517cm" svg:y1="12.494cm" svg:x2="22.835cm" svg:y2="12.494cm">
            <text:p/>
          </draw:line>
          <draw:line draw:style-name="gr26" draw:text-style-name="P4" xml:id="id11" draw:id="id11" draw:layer="layout" svg:x1="20.035cm" svg:y1="9.814cm" svg:x2="20.035cm" svg:y2="12.508cm">
            <text:p/>
          </draw:line>
          <draw:line draw:style-name="gr26" draw:text-style-name="P4" draw:layer="layout" svg:x1="19.717cm" svg:y1="12.494cm" svg:x2="20.035cm" svg:y2="12.494cm">
            <text:p/>
          </draw:line>
          <draw:line draw:style-name="gr26" draw:text-style-name="P4" xml:id="id9" draw:id="id9" draw:layer="layout" svg:x1="17.135cm" svg:y1="10.138cm" svg:x2="17.135cm" svg:y2="12.494cm">
            <text:p/>
          </draw:line>
          <draw:line draw:style-name="gr26" draw:text-style-name="P4" draw:layer="layout" svg:x1="16.817cm" svg:y1="12.494cm" svg:x2="17.135cm" svg:y2="12.494cm">
            <text:p/>
          </draw:line>
          <draw:connector draw:style-name="gr27" draw:text-style-name="P7" draw:layer="layout" svg:x1="5.735cm" svg:y1="9.814cm" svg:x2="10.718cm" svg:y2="8.751cm" draw:start-shape="id1" draw:start-glue-point="0" draw:end-shape="id2" draw:end-glue-point="7" svg:d="M5735 9814h2494v-1063h2489" svg:viewBox="0 0 4984 1064">
            <text:p/>
          </draw:connector>
          <draw:connector draw:style-name="gr27" draw:text-style-name="P7" draw:layer="layout" svg:x1="8.635cm" svg:y1="9.814cm" svg:x2="11.767cm" svg:y2="8.774cm" draw:start-shape="id3" draw:start-glue-point="0" draw:end-shape="id4" draw:end-glue-point="8" svg:d="M8635 9814v-533h3132v-507" svg:viewBox="0 0 3133 1041">
            <text:p/>
          </draw:connector>
          <draw:connector draw:style-name="gr27" draw:text-style-name="P7" draw:layer="layout" draw:line-skew="0.291cm" svg:x1="11.435cm" svg:y1="9.814cm" svg:x2="12.76cm" svg:y2="8.773cm" draw:start-shape="id5" draw:start-glue-point="0" draw:end-shape="id6" draw:end-glue-point="8" svg:d="M11435 9814v-242h1325v-799" svg:viewBox="0 0 1326 1042">
            <text:p/>
          </draw:connector>
          <draw:connector draw:style-name="gr27" draw:text-style-name="P7" draw:layer="layout" svg:x1="14.235cm" svg:y1="9.814cm" svg:x2="13.755cm" svg:y2="8.774cm" draw:start-shape="id7" draw:start-glue-point="0" draw:end-shape="id8" draw:end-glue-point="8" svg:d="M14235 9814v-533h-480v-507" svg:viewBox="0 0 481 1041">
            <text:p/>
          </draw:connector>
          <draw:connector draw:style-name="gr27" draw:text-style-name="P7" draw:layer="layout" draw:line-skew="0.609cm" svg:x1="17.135cm" svg:y1="10.138cm" svg:x2="14.695cm" svg:y2="8.751cm" draw:start-shape="id9" draw:start-glue-point="0" draw:end-shape="id10" draw:end-glue-point="7" svg:d="M17135 10138v-86h-2440v-1301" svg:viewBox="0 0 2441 1388">
            <text:p/>
          </draw:connector>
          <draw:connector draw:style-name="gr27" draw:text-style-name="P7" draw:layer="layout" draw:line-skew="0.291cm" svg:x1="20.035cm" svg:y1="9.814cm" svg:x2="15.69cm" svg:y2="8.752cm" draw:start-shape="id11" draw:start-glue-point="0" draw:end-shape="id12" draw:end-glue-point="7" svg:d="M20035 9814v-242h-4345v-820" svg:viewBox="0 0 4346 1063">
            <text:p/>
          </draw:connector>
          <draw:connector draw:style-name="gr27" draw:text-style-name="P7" draw:layer="layout" svg:x1="22.835cm" svg:y1="9.814cm" svg:x2="16.683cm" svg:y2="8.751cm" draw:start-shape="id13" draw:start-glue-point="0" draw:end-shape="id14" draw:end-glue-point="7" svg:d="M22835 9814v-533h-6152v-530" svg:viewBox="0 0 6153 1064">
            <text:p/>
          </draw:connector>
          <draw:connector draw:style-name="gr27" draw:text-style-name="P7" draw:layer="layout" draw:line-skew="1.833cm" svg:x1="25.635cm" svg:y1="9.814cm" svg:x2="17.786cm" svg:y2="8.752cm" draw:start-shape="id15" draw:start-glue-point="0" draw:end-shape="id16" draw:end-glue-point="9" svg:d="M25635 9814h-2093v-1062h-5756" svg:viewBox="0 0 7850 1063">
            <text:p/>
          </draw:connector>
          <draw:line draw:style-name="gr26" draw:text-style-name="P4" draw:layer="layout" svg:x1="14.235cm" svg:y1="6.624cm" svg:x2="14.235cm" svg:y2="7.35cm">
            <text:p/>
          </draw:line>
          <draw:line draw:style-name="gr18" draw:text-style-name="P4" draw:layer="layout" svg:x1="14.332cm" svg:y1="14.59cm" svg:x2="14.332cm" svg:y2="17.648cm">
            <text:p/>
          </draw:line>
          <draw:line draw:style-name="gr19" draw:text-style-name="P4" draw:layer="layout" svg:x1="14.649cm" svg:y1="15.86cm" svg:x2="14.014cm" svg:y2="16.178cm">
            <text:p/>
          </draw:line>
          <draw:frame draw:style-name="gr28" draw:text-style-name="P8" draw:layer="layout" svg:width="2.946cm" svg:height="1.038cm" svg:x="12.994cm" svg:y="17.435cm">
            <draw:text-box>
              <text:p><text:span text:style-name="T1">Output</text:span></text:p>
            </draw:text-box>
          </draw:frame>
          <draw:frame draw:style-name="gr21" draw:text-style-name="P8" draw:layer="layout" svg:width="0.853cm" svg:height="0.962cm" svg:x="13.602cm" svg:y="15.143cm">
            <draw:text-box>
              <text:p>8</text:p>
            </draw:text-box>
          </draw:frame>
          <draw:g>
            <draw:line draw:style-name="gr18" draw:text-style-name="P4" draw:layer="layout" svg:x1="9.85cm" svg:y1="4.492cm" svg:x2="9.85cm" svg:y2="6.681cm">
              <text:p/>
            </draw:line>
            <draw:frame draw:style-name="gr22" draw:text-style-name="P13" draw:layer="layout" svg:width="2.513cm" svg:height="1.825cm" svg:x="8.712cm" svg:y="2.668cm">
              <draw:text-box>
                <text:p text:style-name="P7"><text:span text:style-name="T1">Chip select</text:span></text:p>
              </draw:text-box>
            </draw:frame>
          </draw:g>
          <draw:custom-shape draw:style-name="gr25" draw:text-style-name="P9" draw:layer="layout" svg:width="0.152cm" svg:height="0.153cm" svg:x="10.397cm" svg:y="7.9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14" draw:layer="layout" svg:width="0.786cm" svg:height="0.725cm" svg:x="10.325cm" svg:y="7.604cm">
            <draw:text-box>
              <text:p><text:span text:style-name="T4">E</text:span></text:p>
            </draw:text-box>
          </draw:frame>
          <draw:line draw:style-name="gr4" draw:text-style-name="P4" draw:layer="layout" svg:x1="9.85cm" svg:y1="6.397cm" svg:x2="9.85cm" svg:y2="7.985cm">
            <text:p/>
          </draw:line>
          <draw:line draw:style-name="gr4" draw:text-style-name="P4" draw:layer="layout" svg:x1="9.85cm" svg:y1="7.985cm" svg:x2="10.485cm" svg:y2="7.985cm">
            <text:p/>
          </draw:line>
          <draw:g>
            <draw:line draw:style-name="gr18" draw:text-style-name="P4" draw:layer="layout" svg:x1="18.237cm" svg:y1="3.624cm" svg:x2="18.237cm" svg:y2="6.682cm">
              <text:p/>
            </draw:line>
            <draw:frame draw:style-name="gr22" draw:text-style-name="P8" draw:layer="layout" svg:width="2.719cm" svg:height="1.825cm" svg:x="16.999cm" svg:y="2.669cm">
              <draw:text-box>
                <text:p><text:span text:style-name="T1">Reset</text:span></text:p>
              </draw:text-box>
            </draw:frame>
          </draw:g>
          <draw:g>
            <draw:line draw:style-name="gr18" draw:text-style-name="P4" draw:layer="layout" svg:x1="21.351cm" svg:y1="4.493cm" svg:x2="21.351cm" svg:y2="6.682cm">
              <text:p/>
            </draw:line>
            <draw:frame draw:style-name="gr30" draw:text-style-name="P13" draw:layer="layout" svg:width="2.877cm" svg:height="1.825cm" svg:x="20.013cm" svg:y="2.669cm">
              <draw:text-box>
                <text:p text:style-name="P7"><text:span text:style-name="T1">Read</text:span></text:p>
                <text:p text:style-name="P7"><text:span text:style-name="T1">enable</text:span></text:p>
              </draw:text-box>
            </draw:frame>
          </draw:g>
          <draw:g>
            <draw:line draw:style-name="gr18" draw:text-style-name="P4" draw:layer="layout" svg:x1="24.152cm" svg:y1="4.494cm" svg:x2="24.152cm" svg:y2="6.683cm">
              <text:p/>
            </draw:line>
            <draw:frame draw:style-name="gr30" draw:text-style-name="P13" draw:layer="layout" svg:width="2.877cm" svg:height="1.825cm" svg:x="22.814cm" svg:y="2.67cm">
              <draw:text-box>
                <text:p text:style-name="P7"><text:span text:style-name="T1">Write</text:span></text:p>
                <text:p text:style-name="P7"><text:span text:style-name="T1">enable</text:span></text:p>
              </draw:text-box>
            </draw:frame>
          </draw:g>
          <draw:g>
            <draw:line draw:style-name="gr18" draw:text-style-name="P4" draw:layer="layout" svg:x1="7.238cm" svg:y1="3.625cm" svg:x2="7.238cm" svg:y2="6.683cm">
              <text:p/>
            </draw:line>
            <draw:frame draw:style-name="gr22" draw:text-style-name="P8" draw:layer="layout" svg:width="2.719cm" svg:height="1.825cm" svg:x="6cm" svg:y="2.67cm">
              <draw:text-box>
                <text:p><text:span text:style-name="T1">Clock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0T23:18:03.001764583</meta:creation-date>
    <dc:date>2023-04-21T14:34:39.568396559</dc:date>
    <meta:editing-duration>PT1H19S</meta:editing-duration>
    <meta:editing-cycles>17</meta:editing-cycles>
    <meta:generator>LibreOffice/7.0.4.2$Linux_X86_64 LibreOffice_project/00$Build-2</meta:generator>
    <meta:document-statistic meta:object-count="185"/>
  </office:meta>
</office:document-meta>
</file>